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ize="14pt" fo:font-weight="bold" officeooo:rsid="00027009" officeooo:paragraph-rsid="0002700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2pt" fo:font-weight="normal" officeooo:rsid="00027009" officeooo:paragraph-rsid="00027009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2pt" fo:font-weight="normal" officeooo:rsid="000452cb" officeooo:paragraph-rsid="000452c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2pt" fo:font-weight="normal" officeooo:rsid="00059330" officeooo:paragraph-rsid="00059330" style:font-size-asian="10.5pt" style:font-weight-asian="normal" style:font-size-complex="12pt" style:font-weight-complex="normal"/>
    </style:style>
    <style:style style:name="T1" style:family="text">
      <style:text-properties officeooo:rsid="000452cb"/>
    </style:style>
    <style:style style:name="T2" style:family="text">
      <style:text-properties officeooo:rsid="00059330"/>
    </style:style>
    <style:style style:name="T3" style:family="text">
      <style:text-properties officeooo:rsid="000781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ACE INVADERS</text:p>
      <text:p text:style-name="P2">O game space invaders retrata uma invasão alienígena ao nosso planeta, e como bons <text:span text:style-name="T1">habitantes temos que lutar por ele. Pra isso Valdir (Piloto de aeronaves de guerra), recebeu uma aeronave 0km da ONU para metralhar os ÓVNIS.</text:span></text:p>
      <text:p text:style-name="P3">O game terá um personagem, ou seja, o jogador vai comandar a nave sendo o próprio Valdir. <text:span text:style-name="T2">O player poderá movimentar a nave para a esquerda e direita e disparar tiros na vertical.</text:span></text:p>
      <text:p text:style-name="P4">As naves alienígenas surgirão da parte de cima movimentando-se para a parte debaixo da tela, <text:span text:style-name="T3">o objetivo é acertar as naves alienígenas com os tiro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21:37:20.922380283</meta:creation-date>
    <meta:generator>LibreOffice/5.1.6.2$Linux_X86_64 LibreOffice_project/10m0$Build-2</meta:generator>
    <dc:date>2017-10-18T22:19:28.022714442</dc:date>
    <meta:editing-duration>PT5M40S</meta:editing-duration>
    <meta:editing-cycles>1</meta:editing-cycles>
    <meta:document-statistic meta:table-count="0" meta:image-count="0" meta:object-count="0" meta:page-count="1" meta:paragraph-count="4" meta:word-count="98" meta:character-count="566" meta:non-whitespace-character-count="471"/>
  </office:meta>
</office:document-meta>
</file>